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6:42:58.96</meta:creation-date>
    <meta:document-statistic meta:table-count="0" meta:image-count="0" meta:object-count="0" meta:page-count="1" meta:paragraph-count="0" meta:word-count="0" meta:character-count="0"/>
    <dc:date>2010-01-18T16:43:41.85</dc:date>
    <meta:editing-duration>PT43S</meta:editing-duration>
    <meta:editing-cycles>1</meta:editing-cycles>
    <meta:generator>OpenOffice.org/3.3$Win32 OpenOffice.org_project/300m69$Build-94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6000500ae001500a900680048005500ba006c00b50063009d0029001a0045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T2USEJzJ3db3me6UGxcInx6RrBU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850087006b007a00760032004000ed00a5003f00f100d2000600d700440010">
        <DigestMethod Algorithm="http://www.w3.org/2000/09/xmldsig#sha1"/>
        <DigestValue>lfdbbZIPUrRsC9pP6yPTdRXQrbA=</DigestValue>
      </Reference>
    </SignedInfo>
    <SignatureValue>RMhRSYhGx+sAsUTDs6/VQW8IomGiASi9f/oVxG1va4Q1lqYXwdR2tXMEZs7E2Sf+
oS4PZvcvE+ErDJ+mkM6k6BU2+p4Zkpq/3qjAoXX3KdoB6o9iFlAYdEDIeMwXQ43w
phWJy3sK2odNXsRL38bkrwzyZSJdbdfv7M2vmPVi3zk=</SignatureValue>
    <KeyInfo>
      <X509Data>
        <X509IssuerSerial>
          <X509IssuerName>CN=Root 11, OU=Development, O=OpenOffice.org, ST=Hamburg, C=DE</X509IssuerName>
          <X509SerialNumber>4099</X509SerialNumber>
        </X509IssuerSerial>
        <X509Certificate>MIICtzCCAiCgAwIBAgICEAMwDQYJKoZIhvcNAQEFBQAwYDELMAkGA1UEBhMCREUx
EDAOBgNVBAgTB0hhbWJ1cmcxFzAVBgNVBAoTDk9wZW5PZmZpY2Uub3JnMRQwEgYD
VQQLEwtEZXZlbG9wbWVudDEQMA4GA1UEAxMHUm9vdCAxMTAeFw0xMDAxMTgxNTM5
NDJaFw0zNTAxMTIxNTM5NDJaMGkxCzAJBgNVBAYTAkRFMRAwDgYDVQQIEwdIYW1i
dXJnMRcwFQYDVQQKEw5PcGVuT2ZmaWNlLm9yZzEUMBIGA1UECxMLRGV2ZWxvcG1l
bnQxGTAXBgNVBAMeEAF5AXoBewAgA6YDpwOoA6kwgZ8wDQYJKoZIhvcNAQEBBQAD
gY0AMIGJAoGBANbYYjxpyd2Ts+llY4kDTviK4YudksZDyo6v/W6cx2YxSPTOXr44
xWwbSMlh9XiK6XSsqJicg/mwdOMlfFq7319z7/yg3GqsB6K4Uup6QrqfdDwAzCZG
upBdRXgCV+dHn46UnFoxq/P/vJ9/2bCm9oZwpp1S/8gZR4h1eGpz1ZfpAgMBAAGj
dzB1MAsGA1UdDwQEAwIF4DAdBgNVHQ4EFgQU4wH2HlFt/Nu/gqkSIUviRv/o7v8w
HwYDVR0jBBgwFoAU6Gq7wpDqbHAiPvb2SBsD5r63plUwJgYDVR0RBB8wHaQbMBkx
FzAVBgNVBAMTDlVzZXIgMSBSb290IDExMA0GCSqGSIb3DQEBBQUAA4GBAGjwiBjV
mGPaQjlHv1Ei9guORrCMg7BNB6TjqWZ2TUEjGmvc2NGFsb9P+eYBSjapoyYtCzPM
NpfGQLZ3JhwG8hv6Cu9cYY0NnDzTD9vdYGmMJMZwvPg7OBmQevNPfny3abYPVeFL
2nfNsf5f8cGK+D0mED1Ab4MXCtjd2qEnEKFz</X509Certificate>
      </X509Data>
    </KeyInfo>
    <Object>
      <SignatureProperties>
        <SignatureProperty Id="ID_00850087006b007a00760032004000ed00a5003f00f100d2000600d700440010" Target="#ID_00c6000500ae001500a900680048005500ba006c00b50063009d0029001a0045">
          <dc:date xmlns:dc="http://purl.org/dc/elements/1.1/">2010-01-18T16:43:56,40</dc:date>
        </SignatureProperty>
      </SignatureProperties>
    </Object>
  </Signature>
</document-signatures>
</file>